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E000003E602670D1DA7853E7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23.629cm" draw:z-index="0"><draw:image xlink:href="Pictures/10000001000002CE000003E602670D1DA7853E7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0:38:15.621220805</meta:creation-date>
    <dc:date>2023-10-22T10:39:29.621041997</dc:date>
    <meta:editing-duration>PT1M1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